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2.239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239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telingo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1.01479"/>
          <table:table-cell office:value-type="float" office:value="0.088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31.0"/>
          <table:table-cell office:value-type="float" office:value="35.0"/>
          <table:table-cell office:value-type="float" office:value="1108.0"/>
          <table:table-cell office:value-type="float" office:value="2584.0"/>
          <table:table-cell office:value-type="float" office:value="924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09.0"/>
          <table:table-cell office:value-type="float" office:value="3822.0"/>
          <table:table-cell office:value-type="float" office:value="3702.0"/>
          <table:table-cell office:value-type="float" office:value="2617.0"/>
          <table:table-cell office:value-type="float" office:value="234.0"/>
          <table:table-cell office:value-type="float" office:value="719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0.989249"/>
          <table:table-cell office:value-type="float" office:value="0.079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34.0"/>
          <table:table-cell office:value-type="float" office:value="1224.0"/>
          <table:table-cell office:value-type="float" office:value="2974.0"/>
          <table:table-cell office:value-type="float" office:value="914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10.0"/>
          <table:table-cell office:value-type="float" office:value="3773.0"/>
          <table:table-cell office:value-type="float" office:value="3653.0"/>
          <table:table-cell office:value-type="float" office:value="2611.0"/>
          <table:table-cell office:value-type="float" office:value="265.0"/>
          <table:table-cell office:value-type="float" office:value="719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telingo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